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7eadc0" officeooo:paragraph-rsid="007eadc0"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7eadc0" officeooo:paragraph-rsid="0084307f"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891771" officeooo:paragraph-rsid="00891771"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8b46e3" officeooo:paragraph-rsid="008b46e3"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8b46e3" officeooo:paragraph-rsid="00952434" style:font-size-asian="10.5pt" style:font-weight-asian="normal" style:font-size-complex="12pt" style:font-weight-complex="normal"/>
    </style:style>
    <style:style style:name="P6" style:family="paragraph" style:parent-style-name="Standard">
      <style:text-properties style:text-position="0% 100%" fo:font-size="12pt" fo:font-weight="bold" officeooo:rsid="007cdc20" officeooo:paragraph-rsid="007cdc20" style:font-size-asian="10.5pt" style:font-weight-asian="bold" style:font-size-complex="12pt" style:font-weight-complex="bold"/>
    </style:style>
    <style:style style:name="P7" style:family="paragraph" style:parent-style-name="Standard">
      <style:text-properties style:text-position="0% 100%" fo:font-size="12pt" fo:font-weight="bold" officeooo:rsid="00873611" officeooo:paragraph-rsid="00873611" style:font-size-asian="10.5pt" style:font-weight-asian="bold" style:font-size-complex="12pt" style:font-weight-complex="bold"/>
    </style:style>
    <style:style style:name="T1" style:family="text">
      <style:text-properties officeooo:rsid="007ec3ba"/>
    </style:style>
    <style:style style:name="T2" style:family="text">
      <style:text-properties officeooo:rsid="008326fe"/>
    </style:style>
    <style:style style:name="T3" style:family="text">
      <style:text-properties officeooo:rsid="0083bfad"/>
    </style:style>
    <style:style style:name="T4" style:family="text">
      <style:text-properties officeooo:rsid="0084307f"/>
    </style:style>
    <style:style style:name="T5" style:family="text">
      <style:text-properties officeooo:rsid="00897ebb"/>
    </style:style>
    <style:style style:name="T6" style:family="text">
      <style:text-properties officeooo:rsid="008c6028"/>
    </style:style>
    <style:style style:name="T7" style:family="text">
      <style:text-properties officeooo:rsid="008cdf48"/>
    </style:style>
    <style:style style:name="T8" style:family="text">
      <style:text-properties officeooo:rsid="008f8390"/>
    </style:style>
    <style:style style:name="T9" style:family="text">
      <style:text-properties officeooo:rsid="0091df95"/>
    </style:style>
    <style:style style:name="T10" style:family="text">
      <style:text-properties officeooo:rsid="00938d7c"/>
    </style:style>
    <style:style style:name="T11" style:family="text">
      <style:text-properties officeooo:rsid="0093b978"/>
    </style:style>
    <style:style style:name="T12" style:family="text">
      <style:text-properties officeooo:rsid="00952434"/>
    </style:style>
    <style:style style:name="T13" style:family="text">
      <style:text-properties officeooo:rsid="00958d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fficial Date 60 days after day of Outbreak. </text:p>
      <text:p text:style-name="P6">Early in dawn.</text:p>
      <text:p text:style-name="P6">Day Merle was left on the roof.</text:p>
      <text:p text:style-name="P6"/>
      <text:p text:style-name="P1">After I rescued them I gathered all of them in restaurant because I wanted them to train in weapons.</text:p>
      <text:p text:style-name="P1"/>
      <text:p text:style-name="P2">“I have gathered all of you here because I want you all to learn how to handle <text:span text:style-name="T4">those things outside</text:span>. That door can be opened by pulling this chain right here. <text:span text:style-name="T4">” I tell them. The black man with a family, Henry his name is. He asks me a question</text:span></text:p>
      <text:p text:style-name="P2"/>
      <text:p text:style-name="P2">“<text:span text:style-name="T4">We don’t really have anything we could use to kill them with”</text:span></text:p>
      <text:p text:style-name="P2"/>
      <text:p text:style-name="P2">“Follow me to the hotel basement.” I tell them. <text:span text:style-name="T2">Nobody seemed to object even the family were okay with having their kids learn. </text:span>I lead them to the hotel basement where I secretly put weapons and armour from my inventory.</text:p>
      <text:p text:style-name="P1"><text:line-break/>“I put a total of 25 rifles and 25 handguns in here and enough ammo for all of you. <text:span text:style-name="T1">There is also enough body armour for all of you. I want all of you to dress up in armour and grab one rifle and one handgun” I point to two separate bins one bin containing Sig Sauer P226S X-Five Enhanced Classic what ever those were. All I knew was it was cheap and accurate since I didn’t grow up near guns in real life I didn’t really know anything about guns so I just buy the thing a site told me a long time ago was very accurate. The second one was a bin containing M16 rifles the one other rifle I know other than AK-47. I then point them to the boxes where I bought military gear fitted with urban camouflage specifically sized for each one of them. </text:span></text:p>
      <text:p text:style-name="P1"/>
      <text:p text:style-name="P1">“<text:span text:style-name="T2">There’s also machetes and knives there, but that is for later” pointing to another box filled with machetes and knives.</text:span></text:p>
      <text:p text:style-name="P1"/>
      <text:p text:style-name="P1">“<text:span text:style-name="T3">If you have any questions now is the time to do so.” I tell them. One of them raises their hands. It’s the one of the guys who wore construction attires. Like most of my group he was also white and has blonde hair. His name was Bob which I think is such a generic name.</text:span></text:p>
      <text:p text:style-name="P1"/>
      <text:p text:style-name="P1">“<text:span text:style-name="T3">yes Bob what’s your question”</text:span></text:p>
      <text:p text:style-name="P1"/>
      <text:p text:style-name="P1">“<text:span text:style-name="T3">Where did you get all of this? I mean you’re seriously packing some firepower man” He says to me.</text:span></text:p>
      <text:p text:style-name="P1"/>
      <text:p text:style-name="P1">“<text:span text:style-name="T3">I got all this from dead Military people” I tell him.</text:span></text:p>
      <text:p text:style-name="P1"/>
      <text:p text:style-name="P2">“<text:span text:style-name="T3">Any more questions?” I look around.</text:span></text:p>
      <text:p text:style-name="P2"/>
      <text:p text:style-name="P2"><text:span text:style-name="T3">“Alright make sure you have a rifle, a handgun, a machete and a knife. After checking go the roof of the restaurant practice on the walking dead. I will go out of the city, you people already know where you get food from and the water is still flowing I’ll be back soon. I’d like to put the woman Jocelyn in charge of you people until I’m back. Until then practice on the things outside with guns when I’m back I’ll have you people practice doing it with knives and machetes.”. With that I take a motorbike to Atlanta in order to recruit Merle before Governor does.</text:span></text:p>
      <text:p text:style-name="P2"/>
      <text:p text:style-name="P7">Atlanta</text:p>
      <text:p text:style-name="P7"/>
      <text:p text:style-name="P3"><text:soft-page-break/>I watch Rick get trapped in the tank. I look at the tank and decide that I want to take that tank maybe train 4 of the people back in fodder city to use it. I observe Rick from afar with binoculars it seems that Walking dead characters look alike their TV counterparts. I see Rick get out of the tank through the top he then disappears to an alley. I watch the tops of the building waiting for Glenn and Rick to come up. I both of them cross a bridge going to another building and then go down a hatch. <text:span text:style-name="T5">Since I couldn’t see most of the inside I just wait and watch the tops of the building. Hearing a gunshot I look and see Merle shooting down at the walkers. T Dog and Merle start to fight, Merle deflects a punch from T Dog and hits him with a rifle. Rick tries to help but gets punched in his head too. T Dog gets up and then Merle does a push kick on him. Merle then grabs T Dog’s shirt punches him once and then pushes him to the pipes. After that he kicks T Dog while he is on the ground. Morales tries to stop him but Merle just elbows him. Merle then points a gun to T Dog for what seems like a really long time. He spits on T Dog, I think he’s starting to do his speech about him being in charge. Rick says something and when Merle turns he hits him with the rifle then he handcuffs Merle. He points a gun to Merle’s head and then says something to Merle. He then checks Merle’s pockets taking something out. Merle then starts to shout incoherently in my point of view complaining probably. Seeing the main event done I just wait <text:s/>for when they leave then I’ll swoop in after he cut off his hand. I’ll then feed him a regenerative potion hopefully gaining his loyalty by fixing his then severed hand. I listen to T Dog speaking to his radio I had two radios on me one on a specific channel for the people on Fodder city to contact me with and to listen in on Ricks radio. I spot Rick and Glenn on their Zombie camouflage out on the streets. It seems that there’s gonna be rain soon so I take out a rain coat on my inventory. Starts raining and they start preparing for everything. I see T-Dog Go to the top and just like in TV series he also trips he then leaves Merle behind. </text:span></text:p>
      <text:p text:style-name="P3"/>
      <text:p text:style-name="P4">Waiting for a while, I didn’t know the exact time Merle was going to cut off his arm so I just check every once in a while. <text:span text:style-name="T6">I see Merle start crying knowing it was about time he was going to cut his arm off I start my trek towards where he is. I cover myself in zombie guts and go past the walkers. I kill all the zombies swiftly with a dagger and open up the door. I see that Merle has just finished it seems because he heard the zombies he started to hurry because he was now trying to escape from this place even faster.</text:span></text:p>
      <text:p text:style-name="P4">“<text:span text:style-name="T6">Hey person, I’m here to help, allow me to look at your arm” I yell to Merle. Merle looks at me and then at the door where the zombies. It seems that seeing the door is closed and now zombies seemed to be coming he takes his chances and goes towards me. He says nothing to me, he just sits down then hands me his arm. I raise his arm high above his head and put one more tourniquets and lots of clean bandage on it. Making sure that I just stop his bleeding in general.</text:span></text:p>
      <text:p text:style-name="P4">“<text:span text:style-name="T7">Keep your arm raised it’s gonna help with the bleeding. Here have some water and food.” I tell Merle and then give him a potion of strengthening disguised as water and some roasted beef to help him replace blood he had lost. I wanted to get out of this place as soon as possible to avoid Rick’s or Governor’s groups.</text:span></text:p>
      <text:p text:style-name="P4">“<text:span text:style-name="T8">Let’s go it’s best we get out of this city. Atlanta is dangerous” Merle looks at and just nods. I lead him to my motorcycle I put him on the side car and start it. I hurry my travel going only north to avoid the chances of encountering each group. Halfway through the fuel is finally really low I park it at a nearby house that I see. Then I wake up Merle.</text:span></text:p>
      <text:p text:style-name="P4"/>
      <text:p text:style-name="P4">“<text:span text:style-name="T9">Hey, wake up we have to go inside that house for the night” I say while waking up Merle.</text:span></text:p>
      <text:p text:style-name="P4"/>
      <text:p text:style-name="P4">“<text:span text:style-name="T10">Huh?!” Merle looks at me dumbly</text:span></text:p>
      <text:p text:style-name="P4"/>
      <text:p text:style-name="P4"><text:soft-page-break/>“<text:span text:style-name="T10">We’re out of gas Merle we’ll have to go and sleep in that house for the night.” Merle frowns and immediately think of what I did wrong I realize that I called Merle by his name when he hasn’t told me yet. He doesn’t do anything though so I’m relieved.</text:span></text:p>
      <text:p text:style-name="P4"/>
      <text:p text:style-name="P4">“<text:span text:style-name="T10">You know you haven’t really showed me your face, heck you haven’t even told me your name” Merle tells me as I was walking towards the house. I remove the gas mask I’ve worn since before I rescued the 4 groups of people.</text:span></text:p>
      <text:p text:style-name="P4"/>
      <text:p text:style-name="P4">“<text:span text:style-name="T10">The names Anthony you can call me that or Tony” I tell him while I remove my mask.</text:span></text:p>
      <text:p text:style-name="P4"/>
      <text:p text:style-name="P4">“<text:span text:style-name="T10">Hi Tony since I apparently already told you mine I won’t say it. Say you have any food and water with you I’m feeling a bit thirsty and a whole lot hungry” Merle tells me. I fill my bag with food and water inside so that he won’t be suspicious of where I’m getting all the food and water earlier. I hand Merle a 24 oz bottle and a pack of MRE.</text:span></text:p>
      <text:p text:style-name="P4"/>
      <text:p text:style-name="P4">“<text:span text:style-name="T11">The house should have a pot somewhere and if their stove doesn’t have any we’ll have to start a camp fire to boil water with”</text:span></text:p>
      <text:p text:style-name="P4"/>
      <text:p text:style-name="P4">“<text:span text:style-name="T11">We’ll I better start gathering those woods we’re gonna burn then” Merle tells me It seems he thinks that the stove inside the house won’t work. I secretly pull out a field gasoline stove.</text:span></text:p>
      <text:p text:style-name="P4"/>
      <text:p text:style-name="P5">“<text:span text:style-name="T11">hey Merle! Look what I found I yell at him” Merle walks up to me. He then starts laughing hysterically. Merle puts a pot filled with water on it and I then turn it on full power. When it finally boils I put mine and Merle’s MRE in it. After 7 minutes I take the MRE out and put it outside for it to cool down. After a while I hand Merle’s food to him he seems to be sad about his arm. Thinking this to be a good time to gain further his loyalty I prod him about it.</text:span></text:p>
      <text:p text:style-name="P5"/>
      <text:p text:style-name="P5">“<text:span text:style-name="T12">If you had a chance to have your hand back would you take it?” I say to him.</text:span></text:p>
      <text:p text:style-name="P5"/>
      <text:p text:style-name="P5">“<text:span text:style-name="T12">yeah” he says quietly.</text:span></text:p>
      <text:p text:style-name="P5"/>
      <text:p text:style-name="P5">“<text:span text:style-name="T12">I have a way to return you your hand” I tell him.</text:span></text:p>
      <text:p text:style-name="P5"/>
      <text:p text:style-name="P5">“<text:span text:style-name="T12">What would you have in exchange” He seemed to take it seriously, that was good.</text:span></text:p>
      <text:p text:style-name="P5"/>
      <text:p text:style-name="P5">“<text:span text:style-name="T13">Only your loyalty and obedience I tell him” He seemed to think on it then he nods at me.</text:span></text:p>
      <text:p text:style-name="P5"/>
      <text:p text:style-name="P5">“<text:span text:style-name="T13">Very well I’ll give you your hand back remove the bandages and tourniquet in arm” I tell Merle and he does so. I take out a potion of regeneration out of thin air. The potion of regeneration were capable of regenerating any lost body part as long as they were alive. It costed me a half a million to just buy one though. Merle’s slightly disturbed that I could make something appear out of nothing.</text:span></text:p>
      <text:p text:style-name="P5"/>
      <text:p text:style-name="P5">“<text:span text:style-name="T13">Man I was right all of this is too good. I’m probably dying on the roof right now and all this are just me thinking of what could happen, whatever might as well get my hand back in this dream while I’m still alive” I hear Merle murmur before he drinks it. Immediately Merle screams I forgot to mention to him that it was gonna be very painful more painful from losing it. Merle passes out due to pain and I go to my sleep.</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4T23:32:21.713000000</dc:date>
    <meta:editing-duration>PT2H27M14S</meta:editing-duration>
    <meta:editing-cycles>29</meta:editing-cycles>
    <meta:generator>LibreOffice/6.1.3.2$Windows_X86_64 LibreOffice_project/86daf60bf00efa86ad547e59e09d6bb77c699acb</meta:generator>
    <meta:document-statistic meta:table-count="0" meta:image-count="0" meta:object-count="0" meta:page-count="3" meta:paragraph-count="37" meta:word-count="1881" meta:character-count="9432" meta:non-whitespace-character-count="7583"/>
  </office:meta>
</office:document-meta>
</file>